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3000002C3B6516BE0C4C8AE27.png" manifest:media-type="image/png"/>
  <manifest:file-entry manifest:full-path="Pictures/10000001000000B5000000B5C8EB5124587A742B.png" manifest:media-type="image/png"/>
  <manifest:file-entry manifest:full-path="Pictures/1000017C00000EFC00000EFCE1B14AFD87C58FB8.svg" manifest:media-type="image/svg+xml"/>
  <manifest:file-entry manifest:full-path="Pictures/10000001000002C3000002C37644D8349E122B9B.png" manifest:media-type="image/png"/>
  <manifest:file-entry manifest:full-path="Pictures/10000001000000B5000000B5643B5DB5172D082C.png" manifest:media-type="image/png"/>
  <manifest:file-entry manifest:full-path="Pictures/1000014000000EFC00000EFC3ADD6FE00706B345.svg" manifest:media-type="image/svg+xml"/>
  <manifest:file-entry manifest:full-path="Pictures/10000001000002C3000002C31B49B0A71C3BC875.png" manifest:media-type="image/png"/>
  <manifest:file-entry manifest:full-path="Pictures/1000119D0000458E0000458E8E03AC3EA574868D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b4c7dc" draw:textarea-horizontal-align="justify" draw:textarea-vertical-align="middle" draw:auto-grow-height="false" fo:min-height="0.703cm" fo:min-width="5.335cm"/>
    </style:style>
    <style:style style:name="gr2" style:family="graphic" style:parent-style-name="standard">
      <style:graphic-properties draw:stroke="none" svg:stroke-color="#000000" draw:fill="none" draw:fill-color="#ffffff" fo:min-height="1.5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4.726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972cm"/>
      <style:paragraph-properties style:writing-mode="lr-tb"/>
    </style:style>
    <style:style style:name="P1" style:family="paragraph">
      <loext:graphic-properties draw:fill="none" draw:fill-color="#b4c7dc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text-position="super 58%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68cm" svg:height="1.905cm" svg:x="26.014cm" svg:y="10.9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4.445cm" svg:height="1.826cm" svg:x="33.952cm" svg:y="10.983cm">
          <draw:text-box>
            <text:p><text:span text:style-name="T1">XYZ</text:span></text:p>
          </draw:text-box>
        </draw:frame>
        <draw:frame draw:style-name="gr3" draw:text-style-name="P2" draw:layer="layout" svg:width="7.283cm" svg:height="4.976cm" svg:x="6.417cm" svg:y="10.196cm">
          <draw:text-box>
            <text:p><text:span text:style-name="T1">Referen</text:span><text:span text:style-name="T1">ce</text:span></text:p>
            <text:p><text:span text:style-name="T1">run</text:span></text:p>
          </draw:text-box>
        </draw:frame>
        <draw:frame draw:style-name="gr4" draw:text-style-name="P3" draw:layer="layout" svg:width="17.78cm" svg:height="17.653cm" svg:x="9.695cm" svg:y="3.075cm">
          <draw:image xlink:href="Pictures/1000119D0000458E0000458E8E03AC3EA574868D.svg" xlink:type="simple" xlink:show="embed" xlink:actuate="onLoad" draw:mime-type="image/svg+xml">
            <text:p/>
          </draw:image>
          <draw:image xlink:href="Pictures/10000001000002C3000002C31B49B0A71C3BC875.png" xlink:type="simple" xlink:show="embed" xlink:actuate="onLoad" draw:mime-type="image/png"/>
        </draw:frame>
        <draw:custom-shape draw:style-name="gr1" draw:text-style-name="P1" draw:layer="layout" svg:width="6.668cm" svg:height="1.905cm" svg:x="26.014cm" svg:y="26.97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4.445cm" svg:height="1.826cm" svg:x="33.952cm" svg:y="27.017cm">
          <draw:text-box>
            <text:p><text:span text:style-name="T1">XYZ</text:span></text:p>
          </draw:text-box>
        </draw:frame>
        <draw:frame draw:style-name="gr5" draw:text-style-name="P2" draw:layer="layout" svg:width="6.35cm" svg:height="2.222cm" svg:x="6.566cm" svg:y="26.819cm">
          <draw:text-box>
            <text:p><text:span text:style-name="T1">1</text:span><text:span text:style-name="T2">st</text:span><text:span text:style-name="T1"> run</text:span></text:p>
          </draw:text-box>
        </draw:frame>
        <draw:frame draw:style-name="gr4" draw:text-style-name="P3" draw:layer="layout" svg:width="3.835cm" svg:height="3.835cm" svg:x="39.166cm" svg:y="26.013cm">
          <draw:image xlink:href="Pictures/1000014000000EFC00000EFC3ADD6FE00706B345.svg" xlink:type="simple" xlink:show="embed" xlink:actuate="onLoad" draw:mime-type="image/svg+xml">
            <text:p/>
          </draw:image>
          <draw:image xlink:href="Pictures/10000001000000B5000000B5643B5DB5172D082C.png" xlink:type="simple" xlink:show="embed" xlink:actuate="onLoad" draw:mime-type="image/png"/>
        </draw:frame>
        <draw:frame draw:style-name="gr4" draw:text-style-name="P3" draw:layer="layout" svg:width="17.78cm" svg:height="17.653cm" svg:x="9.695cm" svg:y="19.109cm">
          <draw:image xlink:href="Pictures/1000119D0000458E0000458E8E03AC3EA574868D.svg" xlink:type="simple" xlink:show="embed" xlink:actuate="onLoad" draw:mime-type="image/svg+xml">
            <text:p/>
          </draw:image>
          <draw:image xlink:href="Pictures/10000001000002C3000002C37644D8349E122B9B.png" xlink:type="simple" xlink:show="embed" xlink:actuate="onLoad" draw:mime-type="image/png"/>
        </draw:frame>
        <draw:custom-shape draw:style-name="gr1" draw:text-style-name="P1" draw:layer="layout" svg:width="6.668cm" svg:height="1.905cm" svg:x="26.014cm" svg:y="43.0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4.445cm" svg:height="1.826cm" svg:x="33.952cm" svg:y="43.051cm">
          <draw:text-box>
            <text:p><text:span text:style-name="T1">ZYX</text:span></text:p>
          </draw:text-box>
        </draw:frame>
        <draw:frame draw:style-name="gr5" draw:text-style-name="P2" draw:layer="layout" svg:width="6.35cm" svg:height="2.222cm" svg:x="6.566cm" svg:y="42.853cm">
          <draw:text-box>
            <text:p><text:span text:style-name="T1">2</text:span><text:span text:style-name="T2">nd</text:span><text:span text:style-name="T1"> run</text:span></text:p>
          </draw:text-box>
        </draw:frame>
        <draw:frame draw:style-name="gr4" draw:text-style-name="P3" draw:layer="layout" svg:width="3.835cm" svg:height="3.835cm" svg:x="39.166cm" svg:y="42.047cm">
          <draw:image xlink:href="Pictures/1000017C00000EFC00000EFCE1B14AFD87C58FB8.svg" xlink:type="simple" xlink:show="embed" xlink:actuate="onLoad" draw:mime-type="image/svg+xml">
            <text:p/>
          </draw:image>
          <draw:image xlink:href="Pictures/10000001000000B5000000B5C8EB5124587A742B.png" xlink:type="simple" xlink:show="embed" xlink:actuate="onLoad" draw:mime-type="image/png"/>
        </draw:frame>
        <draw:frame draw:style-name="gr4" draw:text-style-name="P3" draw:layer="layout" svg:width="17.78cm" svg:height="17.653cm" svg:x="9.695cm" svg:y="35.257cm">
          <draw:image xlink:href="Pictures/1000119D0000458E0000458E8E03AC3EA574868D.svg" xlink:type="simple" xlink:show="embed" xlink:actuate="onLoad" draw:mime-type="image/svg+xml">
            <text:p/>
          </draw:image>
          <draw:image xlink:href="Pictures/10000001000002C3000002C3B6516BE0C4C8AE27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8T10:20:38.473489617</meta:creation-date>
    <dc:date>2024-07-01T08:58:09.119454065</dc:date>
    <meta:editing-duration>PT22M5S</meta:editing-duration>
    <meta:editing-cycles>6</meta:editing-cycles>
    <meta:generator>LibreOffice/7.3.7.2$Linux_X86_64 LibreOffice_project/30$Build-2</meta:generator>
    <meta:document-statistic meta:object-count="14"/>
  </office:meta>
</office:document-meta>
</file>